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5485" svg:font-family="5485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8.503cm" fo:margin-left="-0.009cm" fo:margin-top="0cm" fo:margin-bottom="0cm" style:page-number="auto" table:align="left" style:writing-mode="lr-tb"/>
    </style:style>
    <style:style style:name="Tabla1.A" style:family="table-column">
      <style:table-column-properties style:column-width="5.749cm"/>
    </style:style>
    <style:style style:name="Tabla1.B" style:family="table-column">
      <style:table-column-properties style:column-width="4.001cm"/>
    </style:style>
    <style:style style:name="Tabla1.C" style:family="table-column">
      <style:table-column-properties style:column-width="5.5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1.51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2" style:family="table-row">
      <style:table-row-properties style:min-row-height="0.494cm" fo:keep-together="auto"/>
    </style:style>
    <style:style style:name="Tabla1.A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D2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3" style:family="table-row">
      <style:table-row-properties style:min-row-height="1.457cm" fo:keep-together="auto"/>
    </style:style>
    <style:style style:name="Tabla1.A3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A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D4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A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D6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8" style:family="table-row">
      <style:table-row-properties style:min-row-height="0.647cm" fo:keep-together="auto"/>
    </style:style>
    <style:style style:name="Tabla1.9" style:family="table-row">
      <style:table-row-properties style:min-row-height="1.849cm" fo:keep-together="auto"/>
    </style:style>
    <style:style style:name="Tabla1.A9" style:family="table-cell">
      <style:table-cell-properties fo:padding-left="0.199cm" fo:padding-right="0.191cm" fo:padding-top="0cm" fo:padding-bottom="0cm" fo:border="0.5pt solid #000000"/>
    </style:style>
    <style:style style:name="Tabla1.B9" style:family="table-cell">
      <style:table-cell-properties fo:padding-left="0.199cm" fo:padding-right="0.191cm" fo:padding-top="0cm" fo:padding-bottom="0cm" fo:border="0.5pt solid #000000"/>
    </style:style>
    <style:style style:name="Tabla1.C9" style:family="table-cell">
      <style:table-cell-properties fo:padding-left="0.199cm" fo:padding-right="0.191cm" fo:padding-top="0cm" fo:padding-bottom="0cm" fo:border="0.5pt solid #000000"/>
    </style:style>
    <style:style style:name="Tabla1.D9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-complex="5485"/>
    </style:style>
    <style:style style:name="T5" style:family="text">
      <style:text-properties fo:text-transform="uppercase" style:font-name="Bookman Old Style" fo:font-weight="bold" style:font-weight-asian="bold"/>
    </style:style>
    <style:style style:name="T6" style:family="text">
      <style:text-properties style:font-name="Bookman Old Style" fo:language="es" fo:country="ES" fo:font-weight="bold" style:font-weight-asian="bold"/>
    </style:style>
    <style:style style:name="T7" style:family="text">
      <style:text-properties style:font-name="Bookman Old Style"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"><text:span text:style-name="T1">MES: <text:s text:c="57"/>AÑO:</text:span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1"><text:span text:style-name="T1">(1) CONTROL MENSUAL DEL ESTADO DE CONSERVACIÓN LIMPIEZA DE LA BANDEJA </text:span></text:p>
          </table:table-cell>
          <table:covered-table-cell/>
          <table:covered-table-cell/>
          <table:table-cell table:style-name="Tabla1.D2" office:value-type="string">
            <text:p text:style-name="P1"><text:span text:style-name="T1">DIA: </text:span></text:p>
          </table:table-cell>
        </table:table-row>
        <table:table-row table:style-name="Tabla1.3">
          <table:table-cell table:style-name="Tabla1.A3" office:value-type="string">
            <text:p text:style-name="P2"><text:span text:style-name="T2">BANDEJA (ESTADO DE CONSERVACIÓN Y LIMPIEZA)</text:span></text:p>
          </table:table-cell>
          <table:table-cell table:style-name="Tabla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2">
          <table:table-cell table:style-name="Tabla1.A4" table:number-columns-spanned="3" office:value-type="string">
            <text:p text:style-name="P1"><text:span text:style-name="T1">(2) CONTROL SEMESTRAL DEL ESTADO DE CONSERVACIÓN LIMPIEZA DEL RELLENO </text:span></text:p>
          </table:table-cell>
          <table:covered-table-cell/>
          <table:covered-table-cell/>
          <table:table-cell table:style-name="Tabla1.D4" office:value-type="string">
            <text:p text:style-name="P1"><text:span text:style-name="T1">DIA: </text:span></text:p>
          </table:table-cell>
        </table:table-row>
        <table:table-row table:style-name="Tabla1.3">
          <table:table-cell table:style-name="Tabla1.A3" office:value-type="string">
            <text:p text:style-name="P2"><text:span text:style-name="T2">RELLENO (ESTADO DE CONSERVACIÓN Y LIMPIEZA)</text:span></text:p>
          </table:table-cell>
          <table:table-cell table:style-name="Tabla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2">
          <table:table-cell table:style-name="Tabla1.A6" table:number-columns-spanned="3" office:value-type="string">
            <text:p text:style-name="P1"><text:span text:style-name="T1">(3) CONTROL ANUAL DEL ESTADO DE CONSERVACIÓN LIMPIEZA DEL SEPARADOR DE GOTAS </text:span></text:p>
          </table:table-cell>
          <table:covered-table-cell/>
          <table:covered-table-cell/>
          <table:table-cell table:style-name="Tabla1.D6" office:value-type="string">
            <text:p text:style-name="P1"><text:span text:style-name="T1">DIA: </text:span></text:p>
          </table:table-cell>
        </table:table-row>
        <table:table-row table:style-name="Tabla1.3">
          <table:table-cell table:style-name="Tabla1.A3" office:value-type="string">
            <text:p text:style-name="P2"><text:span text:style-name="T2">SEPARADOR DE GOTAS (ESTADO DE CONSERVACIÓN Y LIMPIEZA)</text:span></text:p>
          </table:table-cell>
          <table:table-cell table:style-name="Tabla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a1.8">
          <table:table-cell table:style-name="Tabla1.A3" office:value-type="string">
            <text:p text:style-name="P2"><text:span text:style-name="T3">RESPONSABLE CONTROLES</text:span></text:p>
          </table:table-cell>
          <table:table-cell table:style-name="Tabla1.A3" office:value-type="string">
            <text:p text:style-name="P2"><text:span text:style-name="T3">FIRMA</text:span></text:p>
          </table:table-cell>
          <table:table-cell table:style-name="Tabla1.A3" office:value-type="string">
            <text:p text:style-name="P2"><text:span text:style-name="T3">RESPONSABLE INSTALACIÓN</text:span></text:p>
          </table:table-cell>
          <table:table-cell table:style-name="Tabla1.A3" office:value-type="string">
            <text:p text:style-name="P2"><text:span text:style-name="T3">FIRMA</text:span></text:p>
          </table:table-cell>
        </table:table-row>
        <table:table-row table:style-name="Tabla1.9">
          <table:table-cell table:style-name="Tabla1.A9" office:value-type="string">
            <text:p text:style-name="P4"/>
          </table:table-cell>
          <table:table-cell table:style-name="Tabla1.B9" office:value-type="string">
            <text:p text:style-name="P4"/>
          </table:table-cell>
          <table:table-cell table:style-name="Tabla1.C9" office:value-type="string">
            <text:p text:style-name="P4"/>
          </table:table-cell>
          <table:table-cell table:style-name="Tabla1.D9" office:value-type="string">
            <text:p text:style-name="P1"/>
          </table:table-cell>
        </table:table-row>
      </table:table>
      <text:p text:style-name="P6">(1) <text:span text:style-name="T4">Revisar todas las partes de la bandeja para comprobar su buen funcionamiento y su buen estado de conservación y limpieza. Se revisará el estado de conservación y limpieza general, con el fin de detectar la presencia de sedimentos, incrustaciones, productos de la corrosión, lodos y cualquier otra circunstancia que altere o pueda alterar el buen funcionamiento de la instalación. Si se detecta algún componente deteriorado se procederá a su reparación o sustitución</text:span></text:p>
      <text:p text:style-name="P6">(2)<text:span text:style-name="T4"> Revisar todas las partes de la instalación y del relleno para comprobar su buen funcionamiento y su buen estado de conservación y limpieza. Se revisará el estado de conservación y limpieza general, con el fin de detectar la presencia de sedimentos, incrustaciones, productos de la corrosión, lodos y cualquier otra circunstancia que altere o pueda alterar el buen funcionamiento de la instalación. Si se detecta algún componente deteriorado se procederá a su reparación o sustitución.</text:span></text:p>
      <text:p text:style-name="P6">(3) <text:span text:style-name="T4">Revisar todas las partes del separador de gotas para comprobar su buen funcionamiento y su buen estado de conservación y limpieza. Se revisará el estado de conservación y limpieza general, con el fin de detectar la presencia de sedimentos, incrustaciones, productos de la corrosión, lodos y cualquier otra circunstancia que altere o pueda alterar el buen funcionamiento de la instalación. Si se detecta algún componente deteriorado se procederá a su reparación o sustitució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5485" svg:font-family="5485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gl" fo:country="ES"/>
    </style:style>
    <style:style style:name="Pie_20_de_20_página_20_Car" style:display-name="Pie de página Car" style:family="text" style:parent-style-name="Default_20_Paragraph_20_Font">
      <style:text-properties fo:language="gl" fo:country="ES"/>
    </style:style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2.A" style:family="table-column">
      <style:table-column-properties style:column-width="5.782cm"/>
    </style:style>
    <style:style style:name="Tabla2.B" style:family="table-column">
      <style:table-column-properties style:column-width="12.587cm"/>
    </style:style>
    <style:style style:name="Tabla2.1" style:family="table-row">
      <style:table-row-properties style:min-row-height="1.483cm" fo:keep-together="always"/>
    </style:style>
    <style:style style:name="Tabla2.A1" style:family="table-cell">
      <style:table-cell-properties style:vertical-align="middle"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Bookman Old Style" fo:language="es" fo:country="ES"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25cm" fo:margin-bottom="0.961cm" fo:margin-left="1.27cm" fo:margin-right="1.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92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n 23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</table:table-cell>
            <table:table-cell table:style-name="Tabla2.A1" office:value-type="string">
              <text:p text:style-name="MP1"><text:span text:style-name="MT1">REGISTROS DE CONTROL EN TORRES DE REFRIGERACIÓN</text:span><text:bookmark text:name="_GoBack"/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BELEN ARAUJO RODRIGUEZ</meta:initial-creator>
    <dc:creator>ANA BELEN ARAUJO RODRIGUEZ</dc:creator>
    <meta:editing-cycles>8</meta:editing-cycles>
    <meta:creation-date>2017-11-07T21:33:00</meta:creation-date>
    <dc:date>2017-11-12T10:58:00</dc:date>
    <meta:editing-duration>PT18M</meta:editing-duration>
    <meta:generator>LibreOffice/6.0.6.2$Linux_X86_64 LibreOffice_project/00m0$Build-2</meta:generator>
    <meta:document-statistic meta:table-count="2" meta:image-count="1" meta:object-count="0" meta:page-count="1" meta:paragraph-count="19" meta:word-count="294" meta:character-count="1975" meta:non-whitespace-character-count="1636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